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Footer">
      <style:text-properties style:font-name="Carlito" fo:font-size="8pt" fo:font-weight="normal" officeooo:rsid="00342f89" officeooo:paragraph-rsid="005be9ca" style:font-size-asian="7pt" style:font-weight-asian="normal" style:font-size-complex="8pt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officeooo:rsid="0023c3b9"/>
    </style:style>
    <style:style style:name="T21" style:family="text">
      <style:text-properties officeooo:rsid="0032ee30" style:font-size-asian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5"><text:placeholder text:placeholder-type="text">&lt;line.product_id.name or ''&gt;</text:placeholder></text:p>
          </table:table-cell>
          <table:table-cell table:style-name="Tabella4.A1" office:value-type="string">
            <text:p text:style-name="P76"><text:placeholder text:placeholder-type="text">&lt;line.product_uom.name or ''&gt;</text:placeholder></text:p>
          </table:table-cell>
          <table:table-cell table:style-name="Tabella4.A1" office:value-type="string">
            <text:p text:style-name="P79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7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7"/>
          </table:table-cell>
          <table:table-cell table:style-name="Tabella4.H1" office:value-type="string">
            <text:p text:style-name="P78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style:text-properties style:font-name="Carlito" fo:font-size="8pt" fo:font-weight="normal" officeooo:rsid="00342f89" officeooo:paragraph-rsid="005be9ca" style:font-size-asian="7pt" style:font-weight-asian="normal" style:font-size-complex="8pt" style:font-weight-complex="normal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officeooo:rsid="0032ee30" style:font-size-asian="8pt"/>
    </style:style>
    <style:style style:name="MT19" style:family="text">
      <style:text-properties fo:color="#333333" fo:font-size="4pt" officeooo:rsid="001f3b19" style:font-size-asian="4pt" style:font-size-complex="4pt"/>
    </style:style>
    <style:style style:name="MT20" style:family="text">
      <style:text-properties fo:font-size="6pt" fo:font-weight="bold" style:font-size-asian="6pt" style:font-weight-asian="bold" style:font-size-complex="6pt" style:font-weight-complex="bold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>
            <table:table-cell table:style-name="Tabella5.A1" office:value-type="string">
              <text:p text:style-name="MP57">TRASPORTO CURA DEL</text:p>
              <text:p text:style-name="MP59"><text:span text:style-name="MT18"><text:placeholder text:placeholder-type="text">&lt;o.transportation_method_id and o.transportation_method_id.name or ''&gt;</text:placeholder></text:span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9"><text:placeholder text:placeholder-type="text">&lt;if test="o.carrier_id"&gt;</text:placeholder></text:span><text:span text:style-name="MT20"><text:placeholder text:placeholder-type="text">&lt;o.carrier_id and o.carrier_id.name or ''&gt;</text:placeholder></text:span><text:span text:style-name="MT19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><text:placeholder text:placeholder-type="text">&lt;o.date_done and formatLang(o.date_done,date=True) or ''&gt;</text:placeholder> <text:placeholder text:placeholder-type="text">&lt;o.date_done and (o.date_don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3-23T09:01:07.876000000</dc:date>
    <meta:print-date>2015-11-01T17:36:21.213000000</meta:print-date>
    <meta:editing-cycles>50</meta:editing-cycles>
    <meta:editing-duration>PT6H23M1S</meta:editing-duration>
    <meta:document-statistic meta:table-count="5" meta:image-count="0" meta:object-count="0" meta:page-count="1" meta:paragraph-count="83" meta:word-count="281" meta:character-count="2735" meta:non-whitespace-character-count="2483"/>
    <meta:template xlink:type="simple" xlink:actuate="onRequest" xlink:title="" xlink:href="../Carta%20Intestata%20Sinfocom%20Versione%202.odt/Normal"/>
  </office:meta>
</office:document-meta>
</file>